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4583in" table:align="margins"/>
    </style:style>
    <style:style style:name="Table1.A" style:family="table-column">
      <style:table-column-properties style:column-width="1.8646in" style:rel-column-width="16383*"/>
    </style:style>
    <style:style style:name="Table1.D" style:family="table-column">
      <style:table-column-properties style:column-width="1.864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4583in" table:align="margins"/>
    </style:style>
    <style:style style:name="Table2.A" style:family="table-column">
      <style:table-column-properties style:column-width="3.7292in" style:rel-column-width="32767*"/>
    </style:style>
    <style:style style:name="Table2.B" style:family="table-column">
      <style:table-column-properties style:column-width="3.7292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paragraph-rsid="00104dca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04dca" officeooo:paragraph-rsid="00104dca"/>
    </style:style>
    <style:style style:name="P4" style:family="paragraph" style:parent-style-name="Standard">
      <style:text-properties fo:font-size="14pt" style:text-underline-style="none" officeooo:rsid="0012ce8b" officeooo:paragraph-rsid="0014285e" style:font-size-asian="12.25pt" style:font-size-complex="14pt"/>
    </style:style>
    <style:style style:name="P5" style:family="paragraph" style:parent-style-name="Standard">
      <style:text-properties fo:font-size="14pt" style:text-underline-style="none" officeooo:rsid="0014285e" officeooo:paragraph-rsid="0014285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officeooo:rsid="0014285e" officeooo:paragraph-rsid="001f81da" style:font-size-asian="12.25pt" style:font-size-complex="14pt"/>
    </style:style>
    <style:style style:name="P7" style:family="paragraph" style:parent-style-name="Standard">
      <style:text-properties fo:font-size="14pt" officeooo:rsid="0014285e" officeooo:paragraph-rsid="0014285e" style:font-size-asian="12.25pt" style:font-size-complex="14pt"/>
    </style:style>
    <style:style style:name="P8" style:family="paragraph" style:parent-style-name="Table_20_Contents">
      <style:text-properties fo:font-size="14pt" style:text-underline-style="none" officeooo:rsid="00172788" officeooo:paragraph-rsid="00172788" style:font-size-asian="12.25pt" style:font-size-complex="14pt"/>
    </style:style>
    <style:style style:name="P9" style:family="paragraph" style:parent-style-name="Standard">
      <style:text-properties fo:font-size="14pt" style:text-underline-style="none" officeooo:rsid="00172788" officeooo:paragraph-rsid="00172788" style:font-size-asian="12.25pt" style:font-size-complex="14pt"/>
    </style:style>
    <style:style style:name="P10" style:family="paragraph" style:parent-style-name="Table_20_Contents">
      <style:text-properties fo:font-size="14pt" style:text-underline-style="none" officeooo:rsid="001903bb" officeooo:paragraph-rsid="001903bb" style:font-size-asian="12.25pt" style:font-size-complex="14pt"/>
    </style:style>
    <style:style style:name="P11" style:family="paragraph" style:parent-style-name="Table_20_Contents">
      <style:text-properties fo:font-size="14pt" style:text-underline-style="none" officeooo:rsid="00199b84" officeooo:paragraph-rsid="00199b84" style:font-size-asian="12.25pt" style:font-size-complex="14pt"/>
    </style:style>
    <style:style style:name="P12" style:family="paragraph" style:parent-style-name="Standard">
      <style:text-properties fo:font-size="14pt" style:text-underline-style="none" officeooo:rsid="00199b84" officeooo:paragraph-rsid="00199b84" style:font-size-asian="12.25pt" style:font-size-complex="14pt"/>
    </style:style>
    <style:style style:name="P13" style:family="paragraph" style:parent-style-name="Standard">
      <style:text-properties fo:font-size="14pt" style:text-underline-style="none" officeooo:rsid="001b59f6" officeooo:paragraph-rsid="00199b84" style:font-size-asian="12.25pt" style:font-size-complex="14pt"/>
    </style:style>
    <style:style style:name="P14" style:family="paragraph" style:parent-style-name="Standard">
      <style:text-properties fo:font-size="14pt" style:text-underline-style="none" officeooo:rsid="001b59f6" officeooo:paragraph-rsid="001b59f6" style:font-size-asian="12.25pt" style:font-size-complex="14pt"/>
    </style:style>
    <style:style style:name="P15" style:family="paragraph" style:parent-style-name="Standard">
      <style:text-properties fo:font-size="14pt" officeooo:rsid="001c01c0" officeooo:paragraph-rsid="001c01c0" style:font-size-asian="12.25pt" style:font-size-complex="14pt"/>
    </style:style>
    <style:style style:name="P16" style:family="paragraph" style:parent-style-name="Standard">
      <style:text-properties fo:font-size="14pt" style:text-underline-style="none" officeooo:rsid="001c01c0" officeooo:paragraph-rsid="001c01c0" style:font-size-asian="12.25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c01c0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a933" loext:opacity="100%" fo:font-style="normal" style:text-underline-style="solid" style:text-underline-width="auto" style:text-underline-color="font-color" fo:font-weight="bold" officeooo:rsid="000c5650" style:font-style-asian="normal" style:font-weight-asian="bold" style:font-style-complex="normal" style:font-weight-complex="bold"/>
    </style:style>
    <style:style style:name="T3" style:family="text">
      <style:text-properties officeooo:rsid="0014285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4285e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81da" style:font-weight-asian="bold" style:font-weight-complex="bold"/>
    </style:style>
    <style:style style:name="T8" style:family="text">
      <style:text-properties fo:font-weight="normal" officeooo:rsid="001f81da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08d6d"/>
    </style:style>
    <style:style style:name="T12" style:family="text">
      <style:text-properties style:text-position="sub 58%" officeooo:rsid="00208d6d"/>
    </style:style>
    <style:style style:name="T13" style:family="text">
      <style:text-properties style:text-position="0% 100%" officeooo:rsid="00208d6d"/>
    </style:style>
    <style:style style:name="T14" style:family="text">
      <style:text-properties officeooo:rsid="001b59f6"/>
    </style:style>
    <style:style style:name="T15" style:family="text">
      <style:text-properties officeooo:rsid="001c01c0"/>
    </style:style>
    <style:style style:name="T16" style:family="text">
      <style:text-properties fo:font-size="14pt" style:text-underline-style="none" officeooo:rsid="001c01c0" style:font-size-asian="12.25pt" style:font-size-complex="14pt"/>
    </style:style>
    <style:style style:name="T17" style:family="text">
      <style:text-properties style:text-position="0% 100%" fo:font-size="14pt" fo:font-style="italic" style:text-underline-style="none" officeooo:rsid="001c01c0" style:font-size-asian="12.25pt" style:font-style-asian="italic" style:font-size-complex="14pt" style:font-style-complex="italic"/>
    </style:style>
    <style:style style:name="T18" style:family="text">
      <style:text-properties style:text-position="super 58%" fo:font-size="14pt" fo:font-style="italic" style:text-underline-style="none" officeooo:rsid="00208d6d" style:font-size-asian="12.25pt" style:font-style-asian="italic" style:font-size-complex="14pt" style:font-style-complex="italic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"><text:s/></text:span><text:span text:style-name="T2">CURRICULUM <text:s text:c="2"/>VITAE­</text:span></text:p>
      <text:p text:style-name="P2"/>
      <text:p text:style-name="P3"/>
      <text:p text:style-name="P4"><text:span text:style-name="T3">1.</text:span><text:span text:style-name="T4">PERSONAL <text:s text:c="2"/>IDENTIFICATIO</text:span><text:span text:style-name="T5">N</text:span></text:p>
      <text:p text:style-name="P5">Names: Uwiduhaye <text:s/></text:p>
      <text:p text:style-name="P5">Surname: Hallelluiah</text:p>
      <text:p text:style-name="P5">Identity number: 1200570148654026</text:p>
      <text:p text:style-name="P5">Father’s name: Nkurikiyinka J.M.V</text:p>
      <text:p text:style-name="P5">Mother’s name: Nikuze Alphonsine</text:p>
      <text:p text:style-name="P5">Date of birth:07/09/2005</text:p>
      <text:p text:style-name="P5">Sex:female</text:p>
      <text:p text:style-name="P6"><text:span text:style-name="T6">place of birt</text:span><text:span text:style-name="T7">h</text:span></text:p>
      <text:p text:style-name="P6"><text:span text:style-name="T8">province: Southern</text:span> </text:p>
      <text:p text:style-name="P5">District: Kamonyi</text:p>
      <text:p text:style-name="P5">Sector: Murehe</text:p>
      <text:p text:style-name="P5">Village: Rushikiri</text:p>
      <text:p text:style-name="P5">Nationality: Rwanda</text:p>
      <text:p text:style-name="P5">Marital <text:s/>status: Single</text:p>
      <text:p text:style-name="P5">Tel: 0791416398</text:p>
      <text:p text:style-name="P7"><text:span text:style-name="T9">Email: </text:span><text:a xlink:type="simple" xlink:href="mailto:Hallelluiah05@gmail.com" text:style-name="Internet_20_link" text:visited-style-name="Visited_20_Internet_20_Link"><text:span text:style-name="T10">Hallelluiah05@gmail.com</text:span></text:a></text:p>
      <text:p text:style-name="P5"/>
      <text:p text:style-name="P5"/>
      <text:p text:style-name="P5">2<text:span text:style-name="T4">.EDUCATION BACKGROUND</text:span>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YEAR</text:p>
          </table:table-cell>
          <table:table-cell table:style-name="Table1.A1" office:value-type="string">
            <text:p text:style-name="P8">EDUCATION INSTITUTION</text:p>
          </table:table-cell>
          <table:table-cell table:style-name="Table1.A1" office:value-type="string">
            <text:p text:style-name="P8">ACADEMIC AWARDS</text:p>
          </table:table-cell>
          <table:table-cell table:style-name="Table1.D1" office:value-type="string">
            <text:p text:style-name="P8">MAIN FIELD OF STUDY</text:p>
          </table:table-cell>
        </table:table-row>
        <table:table-row>
          <table:table-cell table:style-name="Table1.A2" office:value-type="string">
            <text:p text:style-name="P8">2021-2024</text:p>
          </table:table-cell>
          <table:table-cell table:style-name="Table1.A2" office:value-type="string">
            <text:p text:style-name="P8">G.S Remera-rukoma</text:p>
          </table:table-cell>
          <table:table-cell table:style-name="Table1.A2" office:value-type="string">
            <text:p text:style-name="P8">Advanced Level certificate<text:span text:style-name="T11">(A</text:span><text:span text:style-name="T12">2</text:span><text:span text:style-name="T13">)</text:span></text:p>
          </table:table-cell>
          <table:table-cell table:style-name="Table1.D2" office:value-type="string">
            <text:p text:style-name="P8">Physics Chemistry Biology(PCB)</text:p>
          </table:table-cell>
        </table:table-row>
        <table:table-row>
          <table:table-cell table:style-name="Table1.A2" office:value-type="string">
            <text:p text:style-name="P8">2018-2021</text:p>
          </table:table-cell>
          <table:table-cell table:style-name="Table1.A2" office:value-type="string">
            <text:p text:style-name="P8">G.S Remera-Rukoma</text:p>
          </table:table-cell>
          <table:table-cell table:style-name="Table1.A2" office:value-type="string">
            <text:p text:style-name="P8">Ordinary Level Certificate</text:p>
          </table:table-cell>
          <table:table-cell table:style-name="Table1.D2" office:value-type="string">
            <text:p text:style-name="P8">General Education</text:p>
          </table:table-cell>
        </table:table-row>
        <table:table-row>
          <table:table-cell table:style-name="Table1.A2" office:value-type="string">
            <text:p text:style-name="P8">2012-2017</text:p>
          </table:table-cell>
          <table:table-cell table:style-name="Table1.A2" office:value-type="string">
            <text:p text:style-name="P8">G.S Murehe protestant</text:p>
          </table:table-cell>
          <table:table-cell table:style-name="Table1.A2" office:value-type="string">
            <text:p text:style-name="P8">Primary Education Leaving Certificate</text:p>
          </table:table-cell>
          <table:table-cell table:style-name="Table1.D2" office:value-type="string">
            <text:p text:style-name="P8">Primary Education</text:p>
            <text:p text:style-name="P8"/>
          </table:table-cell>
        </table:table-row>
      </table:table>
      <text:p text:style-name="P5"/>
      <text:p text:style-name="P9">3<text:span text:style-name="T4">.LANGUAGE COMPETENCY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LANGUAGES</text:p>
          </table:table-cell>
          <table:table-cell table:style-name="Table2.B1" office:value-type="string">
            <text:p text:style-name="P10">Level of understanding,speaking and writing</text:p>
          </table:table-cell>
        </table:table-row>
        <table:table-row>
          <table:table-cell table:style-name="Table2.A2" office:value-type="string">
            <text:p text:style-name="P10">Kinyarwanda</text:p>
          </table:table-cell>
          <table:table-cell table:style-name="Table2.B2" office:value-type="string">
            <text:p text:style-name="P10">Excellent</text:p>
          </table:table-cell>
        </table:table-row>
        <table:table-row>
          <table:table-cell table:style-name="Table2.A2" office:value-type="string">
            <text:p text:style-name="P10">English</text:p>
          </table:table-cell>
          <table:table-cell table:style-name="Table2.B2" office:value-type="string">
            <text:p text:style-name="P10">Very good</text:p>
          </table:table-cell>
        </table:table-row>
        <table:table-row>
          <table:table-cell table:style-name="Table2.A2" office:value-type="string">
            <text:p text:style-name="P10">French</text:p>
          </table:table-cell>
          <table:table-cell table:style-name="Table2.B2" office:value-type="string">
            <text:p text:style-name="P11">Good</text:p>
          </table:table-cell>
        </table:table-row>
        <table:table-row>
          <table:table-cell table:style-name="Table2.A2" office:value-type="string">
            <text:p text:style-name="P10">Swahili</text:p>
          </table:table-cell>
          <table:table-cell table:style-name="Table2.B2" office:value-type="string">
            <text:p text:style-name="P11">Good</text:p>
          </table:table-cell>
        </table:table-row>
      </table:table>
      <text:p text:style-name="P9"/>
      <text:p text:style-name="P12">4.<text:span text:style-name="T4">COMPUTER LITERACY</text:span></text:p>
      <text:p text:style-name="P12">.<text:span text:style-name="T14">Microsoft <text:s/>word skills</text:span></text:p>
      <text:p text:style-name="P12"><text:soft-page-break/><text:span text:style-name="T14">.Power point</text:span></text:p>
      <text:p text:style-name="P13">.Microsoft excel</text:p>
      <text:p text:style-name="P12"/>
      <text:p text:style-name="P14">5.<text:span text:style-name="T4">OTHER SKILLS</text:span></text:p>
      <text:p text:style-name="P14">*Good communication skills</text:p>
      <text:p text:style-name="P14">*Personal skills</text:p>
      <text:p text:style-name="P14"/>
      <text:p text:style-name="P14">6.<text:span text:style-name="T4">REFERENCES</text:span></text:p>
      <text:p text:style-name="P14">1. Ruhigande Aaron</text:p>
      <text:p text:style-name="P14">Headteacher at G s <text:span text:style-name="T11">R</text:span>emera-rukoma</text:p>
      <text:p text:style-name="P14">Tel:0788410<text:span text:style-name="T15">325</text:span></text:p>
      <text:p text:style-name="P15"><text:span text:style-name="T9">Email:</text:span><text:a xlink:type="simple" xlink:href="mailto:acopaty03@gmail.com" text:style-name="Internet_20_link" text:visited-style-name="Visited_20_Internet_20_Link"><text:span text:style-name="T10">acopaty03@gmail.com</text:span></text:a></text:p>
      <text:p text:style-name="P16">2. <text:s/>Karera Emile</text:p>
      <text:p text:style-name="P16">Mathematics teacher at G s <text:span text:style-name="T11">R</text:span>emera-rukoma</text:p>
      <text:p text:style-name="P16">Tel:0783786222</text:p>
      <text:p text:style-name="P15"><text:span text:style-name="T9">Email:</text:span><text:a xlink:type="simple" xlink:href="mailto:kareraemile@gmail.com" text:style-name="Internet_20_link" text:visited-style-name="Visited_20_Internet_20_Link"><text:span text:style-name="T10">kareraemile@gmail.com</text:span></text:a></text:p>
      <text:p text:style-name="P16"/>
      <text:p text:style-name="P16">7.<text:span text:style-name="T4">DECLARATION</text:span></text:p>
      <text:p text:style-name="P16"/>
      <text:p text:style-name="P16"/>
      <text:p text:style-name="P16">I,UWIDUHAYE Hallelluiah certify that the information given above is correct.</text:p>
      <text:p text:style-name="P16"/>
      <text:list text:style-name="L1">
        <text:list-item>
          <text:p text:style-name="P17"><text:span text:style-name="T16">Done at RUKOMA on</text:span><text:span text:style-name="T17"> 06</text:span><text:span text:style-name="T18">th</text:span><text:span text:style-name="T17"> </text:span><text:span text:style-name="T16">jan 2025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0311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09:07:29.204785985</meta:creation-date>
    <dc:date>2025-01-18T12:02:33.678332723</dc:date>
    <meta:editing-duration>PT29M51S</meta:editing-duration>
    <meta:editing-cycles>5</meta:editing-cycles>
    <meta:generator>LibreOffice/24.8.3.2$Linux_X86_64 LibreOffice_project/480$Build-2</meta:generator>
    <meta:document-statistic meta:table-count="2" meta:image-count="0" meta:object-count="0" meta:page-count="2" meta:paragraph-count="65" meta:word-count="156" meta:character-count="1309" meta:non-whitespace-character-count="1181"/>
  </office:meta>
</office:document-meta>
</file>